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e34d9" officeooo:paragraph-rsid="001e34d9"/>
    </style:style>
    <style:style style:name="P2" style:family="paragraph" style:parent-style-name="Text_20_body" style:list-style-name="L2">
      <style:text-properties officeooo:paragraph-rsid="001c4404"/>
    </style:style>
    <style:style style:name="P3" style:family="paragraph" style:parent-style-name="Text_20_body" style:list-style-name="L2">
      <style:text-properties officeooo:rsid="001c4404" officeooo:paragraph-rsid="001c4404"/>
    </style:style>
    <style:style style:name="P4" style:family="paragraph" style:parent-style-name="Text_20_body" style:list-style-name="L2">
      <style:text-properties officeooo:rsid="001e34d9" officeooo:paragraph-rsid="001e34d9"/>
    </style:style>
    <style:style style:name="T1" style:family="text">
      <style:text-properties officeooo:rsid="001c4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4404" style:font-weight-asian="bold" style:font-weight-complex="bold"/>
    </style:style>
    <style:style style:name="T4" style:family="text">
      <style:text-properties fo:font-weight="bold" officeooo:rsid="001e34d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34d9" style:font-weight-asian="normal" style:font-weight-complex="normal"/>
    </style:style>
    <style:style style:name="T7" style:family="text">
      <style:text-properties officeooo:rsid="001e34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runching the Data</text:h>
      <text:list xml:id="list3792470473" text:style-name="L2">
        <text:list-item>
          <text:p text:style-name="P3"><text:span text:style-name="T5">Data files are stored in the folder and filename format of </text:span><text:span text:style-name="T2">&lt;strain&gt;/Hr#/rep#/&lt;date&gt;_&lt;strain&gt;_rep#_&lt;trace name and number&gt;.dat</text:span></text:p>
        </text:list-item>
        <text:list-item>
          <text:p text:style-name="P2">Fluorescence <text:span text:style-name="T1">data</text:span> corresponding to the <text:span text:style-name="T1">oxygen production rate are stored in </text:span><text:span text:style-name="T3">&lt;base name&gt;_vo2_flr_0001.dat</text:span><text:span text:style-name="T1"> and the other fluorescence measurements (dark acclimated, dark recovery, and dark+farred recovery) will be in </text:span><text:span text:style-name="T3">&lt;base name&gt;_flr_0001.dat</text:span></text:p>
        </text:list-item>
        <text:list-item>
          <text:p text:style-name="P3">The ECS data corresponding to the oxygen production will be in <text:span text:style-name="T4">&lt;base name&gt;_vo2_ecs_003.dat</text:span></text:p>
        </text:list-item>
        <text:list-item>
          <text:p text:style-name="P3">The oxygen production data itself will be in &lt;base name&gt;.csv</text:p>
        </text:list-item>
        <text:list-item>
          <text:p text:style-name="P4">The DCMU measurements have the filename <text:span text:style-name="T2">&lt;base name&gt;_dcmu_&lt;type&gt;_000#.dat</text:span>, where <text:span text:style-name="T2">&lt;type&gt;</text:span> is either <text:span text:style-name="T2">flr</text:span> (fluorescence), <text:span text:style-name="T2">p700</text:span> (A703), or <text:span text:style-name="T2">ecs</text:span> (ECS measurement)</text:p>
        </text:list-item>
        <text:list-item>
          <text:p text:style-name="P3">Run the python number cruncher script <text:span text:style-name="T2">quick vO2-phi2-ECS - analysis.py</text:span><text:span text:style-name="T5"> and select the data folder. Processing will take a couple minutes and will generate a </text:span><text:span text:style-name="T2">.PDF</text:span><text:span text:style-name="T5"> graph for every curve fit that it performs.</text:span></text:p>
        </text:list-item>
        <text:list-item>
          <text:p text:style-name="P3">The crunched numbers for each data fil<text:span text:style-name="T7">e</text:span> will be stored in a file whose filename is the data filename with <text:span text:style-name="T2">_out.txt</text:span> appended to the end. <text:span text:style-name="T7">Note that automated fitting for the oxygen production/consumption rates is experimental and still doesn’t work very well, so be extra sure to visually inspect the grap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46:32.397000000</meta:creation-date>
    <dc:date>2017-08-29T14:02:37.832000000</dc:date>
    <meta:editing-duration>PT5M4S</meta:editing-duration>
    <meta:editing-cycles>1</meta:editing-cycles>
    <meta:document-statistic meta:table-count="0" meta:image-count="0" meta:object-count="0" meta:page-count="1" meta:paragraph-count="8" meta:word-count="183" meta:character-count="1202" meta:non-whitespace-character-count="1034"/>
    <meta:generator>LibreOffice/5.3.2.2$Windows_X86_64 LibreOffice_project/6cd4f1ef626f15116896b1d8e1398b56da0d0ee1</meta:generator>
  </office:meta>
</office:document-meta>
</file>